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5.png"/>
  <manifest:file-entry manifest:media-type="image/png" manifest:full-path="Pictures/image11.png"/>
  <manifest:file-entry manifest:media-type="image/png" manifest:full-path="Pictures/image9.png"/>
  <manifest:file-entry manifest:media-type="image/png" manifest:full-path="Pictures/image15.png"/>
  <manifest:file-entry manifest:media-type="image/png" manifest:full-path="Pictures/image22.png"/>
  <manifest:file-entry manifest:media-type="image/png" manifest:full-path="Pictures/image19.png"/>
  <manifest:file-entry manifest:media-type="image/png" manifest:full-path="Pictures/image26.png"/>
  <manifest:file-entry manifest:media-type="image/png" manifest:full-path="Pictures/image4.png"/>
  <manifest:file-entry manifest:media-type="image/png" manifest:full-path="Pictures/image10.png"/>
  <manifest:file-entry manifest:media-type="image/png" manifest:full-path="Pictures/image8.png"/>
  <manifest:file-entry manifest:media-type="image/png" manifest:full-path="Pictures/100000000000008F000001B3A5217DAC.png"/>
  <manifest:file-entry manifest:media-type="image/png" manifest:full-path="Pictures/image14.png"/>
  <manifest:file-entry manifest:media-type="image/png" manifest:full-path="Pictures/image21.png"/>
  <manifest:file-entry manifest:media-type="image/png" manifest:full-path="Pictures/image18.png"/>
  <manifest:file-entry manifest:media-type="image/png" manifest:full-path="Pictures/image25.png"/>
  <manifest:file-entry manifest:media-type="image/png" manifest:full-path="Pictures/10000000000000A4000001AE951455C6.png"/>
  <manifest:file-entry manifest:media-type="image/png" manifest:full-path="Pictures/image3.png"/>
  <manifest:file-entry manifest:media-type="image/png" manifest:full-path="Pictures/100000000000008C000001B2A3CB3B5A.png"/>
  <manifest:file-entry manifest:media-type="image/png" manifest:full-path="Pictures/image7.png"/>
  <manifest:file-entry manifest:media-type="image/png" manifest:full-path="Pictures/image13.png"/>
  <manifest:file-entry manifest:media-type="image/png" manifest:full-path="Pictures/image20.png"/>
  <manifest:file-entry manifest:media-type="image/png" manifest:full-path="Pictures/image17.png"/>
  <manifest:file-entry manifest:media-type="image/png" manifest:full-path="Pictures/image24.png"/>
  <manifest:file-entry manifest:media-type="image/png" manifest:full-path="Pictures/image2.png"/>
  <manifest:file-entry manifest:media-type="image/png" manifest:full-path="Pictures/image28.png"/>
  <manifest:file-entry manifest:media-type="image/png" manifest:full-path="Pictures/image6.png"/>
  <manifest:file-entry manifest:media-type="image/png" manifest:full-path="Pictures/1000000000000087000001B6F42E74DB.png"/>
  <manifest:file-entry manifest:media-type="image/png" manifest:full-path="Pictures/image12.png"/>
  <manifest:file-entry manifest:media-type="image/png" manifest:full-path="Pictures/image16.png"/>
  <manifest:file-entry manifest:media-type="image/png" manifest:full-path="Pictures/image23.png"/>
  <manifest:file-entry manifest:media-type="image/png" manifest:full-path="Pictures/image1.png"/>
  <manifest:file-entry manifest:media-type="image/png" manifest:full-path="Pictures/image27.png"/>
  <manifest:file-entry manifest:media-type="image/png" manifest:full-path="Pictures/1000000000000082000001B41C2A74D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104cm" fo:padding-top="0.127cm" fo:padding-bottom="0.127cm" fo:padding-left="0.254cm" fo:padding-right="0.254cm" fo:wrap-option="no-wrap"/>
    </style:style>
    <style:style style:name="gr6" style:family="graphic" style:parent-style-name="Graphics">
      <style:graphic-properties draw:stroke="none" draw:fill="none" style:mirror="none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style-name="gr1" draw:layer="layout" svg:width="4.47cm" svg:height="7.302cm" svg:x="0.744cm" svg:y="11.498cm">
          <draw:image xlink:href="Pictures/image1.png" xlink:type="simple" xlink:show="embed" xlink:actuate="onLoad">
            <text:p/>
          </draw:image>
        </draw:frame>
        <draw:frame draw:style-name="gr1" draw:layer="layout" svg:width="4.576cm" svg:height="7.249cm" svg:x="6.368cm" svg:y="11.5cm">
          <draw:image xlink:href="Pictures/image2.png" xlink:type="simple" xlink:show="embed" xlink:actuate="onLoad">
            <text:p/>
          </draw:image>
        </draw:frame>
        <draw:frame draw:style-name="gr1" draw:layer="layout" svg:width="4.656cm" svg:height="7.328cm" svg:x="11.544cm" svg:y="11.472cm">
          <draw:image xlink:href="Pictures/image3.png" xlink:type="simple" xlink:show="embed" xlink:actuate="onLoad">
            <text:p/>
          </draw:image>
        </draw:frame>
        <draw:frame draw:style-name="gr1" draw:layer="layout" svg:width="4.603cm" svg:height="7.222cm" svg:x="16.6cm" svg:y="11.578cm">
          <draw:image xlink:href="Pictures/image4.png" xlink:type="simple" xlink:show="embed" xlink:actuate="onLoad">
            <text:p/>
          </draw:image>
        </draw:frame>
        <draw:frame draw:style-name="gr1" draw:layer="layout" svg:width="4.656cm" svg:height="6.958cm" svg:x="22.344cm" svg:y="11.642cm">
          <draw:image xlink:href="Pictures/image5.png" xlink:type="simple" xlink:show="embed" xlink:actuate="onLoad">
            <text:p/>
          </draw:image>
        </draw:frame>
        <draw:frame draw:style-name="gr1" draw:layer="layout" svg:width="4.629cm" svg:height="8.36cm" svg:x="15cm" svg:y="2.04cm">
          <draw:image xlink:href="Pictures/image6.png" xlink:type="simple" xlink:show="embed" xlink:actuate="onLoad">
            <text:p/>
          </draw:image>
        </draw:frame>
        <draw:frame draw:style-name="gr1" draw:layer="layout" svg:width="4.603cm" svg:height="6.984cm" svg:x="8cm" svg:y="2.6cm">
          <draw:image xlink:href="Pictures/image7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" presentation:class="page"/>
          <draw:frame draw:name="Espace réservé des notes 2"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style-name="gr1" draw:layer="layout" svg:width="6.481cm" svg:height="10.371cm" svg:x="0.919cm" svg:y="5.265cm">
          <draw:image xlink:href="Pictures/image8.png" xlink:type="simple" xlink:show="embed" xlink:actuate="onLoad">
            <text:p/>
          </draw:image>
        </draw:frame>
        <draw:frame draw:style-name="gr1" draw:layer="layout" svg:width="6.27cm" svg:height="10.265cm" svg:x="7.8cm" svg:y="5.2cm">
          <draw:image xlink:href="Pictures/image9.png" xlink:type="simple" xlink:show="embed" xlink:actuate="onLoad">
            <text:p/>
          </draw:image>
        </draw:frame>
        <draw:frame draw:style-name="gr1" draw:layer="layout" svg:width="6.296cm" svg:height="10.397cm" svg:x="14.104cm" svg:y="5.2cm">
          <draw:image xlink:href="Pictures/image10.png" xlink:type="simple" xlink:show="embed" xlink:actuate="onLoad">
            <text:p/>
          </draw:image>
        </draw:frame>
        <draw:frame draw:style-name="gr1" draw:layer="layout" svg:width="6.058cm" svg:height="10.185cm" svg:x="20.942cm" svg:y="5.265cm">
          <draw:image xlink:href="Pictures/image11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" presentation:class="page"/>
          <draw:frame draw:name="Espace réservé des not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draw:style-name="gr1" draw:layer="layout" svg:width="6.967cm" svg:height="14.006cm" svg:x="0.088cm" svg:y="0.194cm">
          <draw:image xlink:href="Pictures/image12.png" xlink:type="simple" xlink:show="embed" xlink:actuate="onLoad">
            <text:p/>
          </draw:image>
        </draw:frame>
        <draw:frame draw:style-name="gr1" draw:layer="layout" svg:width="7.094cm" svg:height="13.957cm" svg:x="20.906cm" svg:y="6.847cm">
          <draw:image xlink:href="Pictures/image13.png" xlink:type="simple" xlink:show="embed" xlink:actuate="onLoad">
            <text:p/>
          </draw:image>
        </draw:frame>
        <draw:frame draw:style-name="gr1" draw:layer="layout" svg:width="6.892cm" svg:height="13.81cm" svg:x="7.055cm" svg:y="6.851cm">
          <draw:image xlink:href="Pictures/image14.png" xlink:type="simple" xlink:show="embed" xlink:actuate="onLoad">
            <text:p/>
          </draw:image>
        </draw:frame>
        <draw:frame draw:style-name="gr1" draw:layer="layout" svg:width="7.422cm" svg:height="13.957cm" svg:x="13.711cm" svg:y="6.8cm">
          <draw:image xlink:href="Pictures/image1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3" presentation:class="page"/>
          <draw:frame draw:name="Espace réservé des not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frame draw:style-name="gr1" draw:layer="layout" svg:width="1.886cm" svg:height="5.545cm" svg:x="14.5cm" svg:y="0.359cm">
          <draw:image xlink:href="Pictures/image16.png" xlink:type="simple" xlink:show="embed" xlink:actuate="onLoad">
            <text:p/>
          </draw:image>
        </draw:frame>
        <draw:frame draw:style-name="gr1" draw:layer="layout" svg:width="1.681cm" svg:height="5.531cm" svg:x="18.782cm" svg:y="0.379cm">
          <draw:image xlink:href="Pictures/image17.png" xlink:type="simple" xlink:show="embed" xlink:actuate="onLoad">
            <text:p/>
          </draw:image>
        </draw:frame>
        <draw:frame draw:style-name="gr1" draw:layer="layout" svg:width="1.741cm" svg:height="5.519cm" svg:x="21.159cm" svg:y="0.391cm">
          <draw:image xlink:href="Pictures/image18.png" xlink:type="simple" xlink:show="embed" xlink:actuate="onLoad">
            <text:p/>
          </draw:image>
        </draw:frame>
        <draw:frame draw:style-name="gr1" draw:layer="layout" svg:width="1.645cm" svg:height="5.418cm" svg:x="23.718cm" svg:y="0.397cm">
          <draw:image xlink:href="Pictures/image19.png" xlink:type="simple" xlink:show="embed" xlink:actuate="onLoad">
            <text:p/>
          </draw:image>
        </draw:frame>
        <draw:frame draw:style-name="gr1" draw:layer="layout" svg:width="1.947cm" svg:height="5.519cm" svg:x="25.912cm" svg:y="0.391cm">
          <draw:image xlink:href="Pictures/image20.png" xlink:type="simple" xlink:show="embed" xlink:actuate="onLoad">
            <text:p/>
          </draw:image>
        </draw:frame>
        <draw:frame draw:style-name="gr1" draw:layer="layout" svg:width="1.559cm" svg:height="5.545cm" svg:x="16.937cm" svg:y="0.355cm">
          <draw:image xlink:href="Pictures/image21.png" xlink:type="simple" xlink:show="embed" xlink:actuate="onLoad">
            <text:p/>
          </draw:image>
        </draw:frame>
        <draw:frame draw:style-name="gr4" draw:text-style-name="P3" draw:layer="layout" svg:width="3.23cm" svg:height="10.027cm" svg:x="0.531cm" svg:y="10.872cm">
          <draw:image xlink:href="Pictures/100000000000008F000001B3A5217DAC.png" xlink:type="simple" xlink:show="embed" xlink:actuate="onLoad">
            <text:p/>
          </draw:image>
        </draw:frame>
        <draw:frame draw:style-name="gr4" draw:text-style-name="P3" draw:layer="layout" svg:width="2.935cm" svg:height="10.051cm" svg:x="4.286cm" svg:y="0.1cm">
          <draw:image xlink:href="Pictures/1000000000000082000001B41C2A74D4.png" xlink:type="simple" xlink:show="embed" xlink:actuate="onLoad">
            <text:p/>
          </draw:image>
        </draw:frame>
        <draw:frame draw:style-name="gr4" draw:text-style-name="P3" draw:layer="layout" svg:width="3.162cm" svg:height="10.005cm" svg:x="4.28cm" svg:y="10.716cm">
          <draw:image xlink:href="Pictures/100000000000008C000001B2A3CB3B5A.png" xlink:type="simple" xlink:show="embed" xlink:actuate="onLoad">
            <text:p/>
          </draw:image>
        </draw:frame>
        <draw:frame draw:style-name="gr4" draw:text-style-name="P3" draw:layer="layout" svg:width="2.935cm" svg:height="10.095cm" svg:x="8.102cm" svg:y="10.588cm">
          <draw:image xlink:href="Pictures/1000000000000087000001B6F42E74DB.png" xlink:type="simple" xlink:show="embed" xlink:actuate="onLoad">
            <text:p/>
          </draw:image>
        </draw:frame>
        <draw:frame draw:style-name="gr4" draw:text-style-name="P3" draw:layer="layout" svg:width="3.749cm" svg:height="9.967cm" svg:x="11.851cm" svg:y="10.716cm">
          <draw:image xlink:href="Pictures/10000000000000A4000001AE951455C6.png" xlink:type="simple" xlink:show="embed" xlink:actuate="onLoad">
            <text:p/>
          </draw:image>
        </draw:frame>
        <draw:frame draw:name="ZoneTexte 8" draw:style-name="gr5" draw:text-style-name="P2" draw:layer="layout" svg:width="3.612cm" svg:height="1.026cm" svg:x="9.788cm" svg:y="8cm">
          <draw:text-box>
            <text:p text:style-name="P4"><text:span text:style-name="T2">11/01/2021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4" presentation:class="page"/>
          <draw:frame draw:name="Espace réservé des not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draw:style-name="gr1" draw:layer="layout" svg:width="4.232cm" svg:height="10.318cm" svg:x="5.368cm" svg:y="4.538cm">
          <draw:image xlink:href="Pictures/image22.png" xlink:type="simple" xlink:show="embed" xlink:actuate="onLoad">
            <text:p/>
          </draw:image>
        </draw:frame>
        <draw:frame draw:style-name="gr1" draw:layer="layout" svg:width="3.888cm" svg:height="10.344cm" svg:x="0.8cm" svg:y="4.656cm">
          <draw:image xlink:href="Pictures/image23.png" xlink:type="simple" xlink:show="embed" xlink:actuate="onLoad">
            <text:p/>
          </draw:image>
        </draw:frame>
        <draw:frame draw:name="Image 6" draw:style-name="gr6" draw:layer="layout" svg:width="3.307cm" svg:height="10.689cm" svg:x="22.802cm" svg:y="4.656cm">
          <draw:image xlink:href="Pictures/image24.png" xlink:type="simple" xlink:show="embed" xlink:actuate="onLoad">
            <text:p/>
          </draw:image>
        </draw:frame>
        <draw:frame draw:name="Image 7" draw:style-name="gr6" draw:layer="layout" svg:width="3.36cm" svg:height="10.795cm" svg:x="17.38cm" svg:y="4.603cm">
          <draw:image xlink:href="Pictures/image25.png" xlink:type="simple" xlink:show="embed" xlink:actuate="onLoad">
            <text:p/>
          </draw:image>
        </draw:frame>
        <draw:frame draw:name="ZoneTexte 8" draw:style-name="gr5" draw:text-style-name="P2" draw:layer="layout" svg:width="3.612cm" svg:height="1.026cm" svg:x="17.38cm" svg:y="2.767cm">
          <draw:text-box>
            <text:p text:style-name="P4"><text:span text:style-name="T2">06/01/2021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5" presentation:class="page"/>
          <draw:frame draw:name="Espace réservé des not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draw:frame draw:style-name="gr1" draw:layer="layout" svg:width="4.682cm" svg:height="5.344cm" svg:x="4.718cm" svg:y="6.856cm">
          <draw:image xlink:href="Pictures/image26.png" xlink:type="simple" xlink:show="embed" xlink:actuate="onLoad">
            <text:p/>
          </draw:image>
        </draw:frame>
        <draw:frame draw:style-name="gr1" draw:layer="layout" svg:width="4.973cm" svg:height="5.714cm" svg:x="17.227cm" svg:y="6.886cm">
          <draw:image xlink:href="Pictures/image27.png" xlink:type="simple" xlink:show="embed" xlink:actuate="onLoad">
            <text:p/>
          </draw:image>
        </draw:frame>
        <draw:frame draw:style-name="gr1" draw:layer="layout" svg:width="4.735cm" svg:height="5.476cm" svg:x="10.6cm" svg:y="6.924cm">
          <draw:image xlink:href="Pictures/image28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6" presentation:class="page"/>
          <draw:frame draw:name="Espace réservé des not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12.18cm" svg:x="1.4cm" svg:y="4.914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r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résentation PowerPoint</dc:title>
    <meta:creation-date>2020-12-14T08:35:37Z</meta:creation-date>
    <dc:date>2021-01-11T13:07:02.99</dc:date>
    <meta:editing-cycles>15</meta:editing-cycles>
    <meta:editing-duration>PT2M24S</meta:editing-duration>
    <meta:document-statistic meta:object-count="200"/>
  </office:meta>
</office:document-meta>
</file>